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fd50" officeooo:paragraph-rsid="0009fd50"/>
    </style:style>
    <style:style style:name="P2" style:family="paragraph" style:parent-style-name="Standard">
      <style:text-properties officeooo:rsid="0009fd50" officeooo:paragraph-rsid="000a2188"/>
    </style:style>
    <style:style style:name="P3" style:family="paragraph" style:parent-style-name="Standard">
      <style:text-properties officeooo:rsid="0009fd50" officeooo:paragraph-rsid="000bc837"/>
    </style:style>
    <style:style style:name="P4" style:family="paragraph" style:parent-style-name="Standard">
      <style:text-properties officeooo:rsid="0009fd50" officeooo:paragraph-rsid="000f0abd"/>
    </style:style>
    <style:style style:name="P5" style:family="paragraph" style:parent-style-name="Standard">
      <style:text-properties officeooo:rsid="000a2188" officeooo:paragraph-rsid="000a2188"/>
    </style:style>
    <style:style style:name="P6" style:family="paragraph" style:parent-style-name="Standard">
      <style:text-properties officeooo:rsid="000bc837" officeooo:paragraph-rsid="000bc837"/>
    </style:style>
    <style:style style:name="P7" style:family="paragraph" style:parent-style-name="Standard">
      <style:text-properties officeooo:rsid="000bc837" officeooo:paragraph-rsid="000f0abd"/>
    </style:style>
    <style:style style:name="P8" style:family="paragraph" style:parent-style-name="Standard">
      <style:text-properties officeooo:rsid="000d37bb" officeooo:paragraph-rsid="000d37bb"/>
    </style:style>
    <style:style style:name="P9" style:family="paragraph" style:parent-style-name="Standard">
      <style:text-properties officeooo:rsid="000f0abd" officeooo:paragraph-rsid="000f0abd"/>
    </style:style>
    <style:style style:name="P10" style:family="paragraph" style:parent-style-name="Standard">
      <style:text-properties officeooo:rsid="001024f4" officeooo:paragraph-rsid="001024f4"/>
    </style:style>
    <style:style style:name="P11" style:family="paragraph" style:parent-style-name="Standard">
      <style:text-properties officeooo:rsid="00126b14" officeooo:paragraph-rsid="00126b14"/>
    </style:style>
    <style:style style:name="P12" style:family="paragraph" style:parent-style-name="Standard">
      <style:text-properties officeooo:rsid="0009fd50" officeooo:paragraph-rsid="000a2188"/>
    </style:style>
    <style:style style:name="P13" style:family="paragraph" style:parent-style-name="Standard">
      <style:text-properties officeooo:rsid="0009fd50" officeooo:paragraph-rsid="0009fd50"/>
    </style:style>
    <style:style style:name="P14" style:family="paragraph" style:parent-style-name="Standard">
      <style:text-properties officeooo:rsid="0013b29c" officeooo:paragraph-rsid="0013b29c"/>
    </style:style>
    <style:style style:name="P15" style:family="paragraph" style:parent-style-name="Standard">
      <style:text-properties officeooo:paragraph-rsid="0014c286"/>
    </style:style>
    <style:style style:name="P16" style:family="paragraph" style:parent-style-name="Standard">
      <style:text-properties officeooo:rsid="0015ab1a" officeooo:paragraph-rsid="0015ab1a"/>
    </style:style>
    <style:style style:name="T1" style:family="text">
      <style:text-properties officeooo:rsid="000a2188"/>
    </style:style>
    <style:style style:name="T2" style:family="text">
      <style:text-properties officeooo:rsid="000bc837"/>
    </style:style>
    <style:style style:name="T3" style:family="text">
      <style:text-properties officeooo:rsid="000d37bb"/>
    </style:style>
    <style:style style:name="T4" style:family="text">
      <style:text-properties officeooo:rsid="000f0abd"/>
    </style:style>
    <style:style style:name="T5" style:family="text">
      <style:text-properties officeooo:rsid="0011563e"/>
    </style:style>
    <style:style style:name="T6" style:family="text">
      <style:text-properties officeooo:rsid="0013b29c"/>
    </style:style>
    <style:style style:name="T7" style:family="text">
      <style:text-properties officeooo:rsid="0014c2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How to brew tea</text:p>
      <text:p text:style-name="P2"><text:a xlink:type="simple" xlink:href="http://www.ocha.tv/how_to_brew/" text:style-name="Internet_20_link" text:visited-style-name="Visited_20_Internet_20_Link">http://www.ocha.tv/how_to_brew/</text:a></text:p>
      <text:p text:style-name="P14">First of all, water is one of the most important component of green tea. The suitable water for green tea is soft water.</text:p>
      <text:p text:style-name="P15"><text:span text:style-name="T6">The water temperature is another important parameter to make tasty tea. For Japanese tea, the temperature of 70 °C (158</text:span>°<text:span text:style-name="T7">F) <text:s/>to 80 °C (176°F) is the best to extract umami from tea leaves.</text:span></text:p>
      <text:p text:style-name="P1"/>
      <text:p text:style-name="P16">The instruction video</text:p>
      <text:p text:style-name="P16">&lt;iframe width="560" height="315" src="https://www.youtube.com/embed/cZktZ1LJroc" frameborder="0" allowfullscreen&gt;&lt;/iframe&gt;</text:p>
      <text:p text:style-name="P1"/>
      <text:p text:style-name="P1">・Grand-mother <text:span text:style-name="T1">(70s)</text:span></text:p>
      <text:p text:style-name="P1"><text:span text:style-name="T1">1</text:span>. When you have a guest, what would you serve?</text:p>
      <text:p text:style-name="P1">High quality green tea</text:p>
      <text:p text:style-name="P5"/>
      <text:p text:style-name="P1"><text:span text:style-name="T1">2</text:span>. When is the season of green tea?</text:p>
      <text:p text:style-name="P1">Buy 300g (11oz.) of green tea leaves</text:p>
      <text:p text:style-name="P1">It costs $10 per 100g(3.5oz.).</text:p>
      <text:p text:style-name="P1"/>
      <text:p text:style-name="P1"><text:span text:style-name="T1">3</text:span>. Is there any other way to use tea leaf than brewing?</text:p>
      <text:p text:style-name="P1"><text:a xlink:type="simple" xlink:href="http://www.japanese-greentea.net/dictionary/use02.html" text:style-name="Internet_20_link" text:visited-style-name="Visited_20_Internet_20_Link">http://www.japanese-greentea.net/dictionary/use02.html</text:a></text:p>
      <text:p text:style-name="P1">Put brewed tea leaves onto plants</text:p>
      <text:p text:style-name="P1"/>
      <text:p text:style-name="P1"><text:span text:style-name="T1">4</text:span>. How often do you drink green tea/coffee?</text:p>
      <text:p text:style-name="P1">Drinks 5 cups of green tea per day</text:p>
      <text:p text:style-name="P1"/>
      <text:p text:style-name="P1"><text:span text:style-name="T1">5</text:span>. <text:span text:style-name="T1">Any tea-related story?</text:span></text:p>
      <text:p text:style-name="P5">a) Even if it is in the middle of hot summer, she drinks hot green tea.</text:p>
      <text:p text:style-name="P5">b) Green tea is the most important component of cuisine. No matter how delicious dishes a restaurant offers, if green tea at the beginning and the end of cuisine does not taste good, she will never have a meal in that restaurant.</text:p>
      <text:p text:style-name="P5"/>
      <text:p text:style-name="P5">・Mother (50s)</text:p>
      <text:p text:style-name="P2"><text:span text:style-name="T1">1</text:span>. When you have a guest, what would you serve?</text:p>
      <text:p text:style-name="P5">Guest: nice green tea <text:s text:c="2"/>Friend: coffee or <text:span text:style-name="T2">black tea (if it is summer, she might offer cold green tea)</text:span></text:p>
      <text:p text:style-name="P5"/>
      <text:p text:style-name="P3"><text:span text:style-name="T1">3</text:span>. Is there any other way to use tea leaf than brewing?</text:p>
      <text:p text:style-name="P10">Spread brewed tea leaves onto floors and sweep the floors with a broom. Dust <text:span text:style-name="T5">is</text:span> sticked to the brewed tea leaves, and <text:span text:style-name="T5">she is able to sweep without swirling dust.</text:span></text:p>
      <text:p text:style-name="P5"/>
      <text:p text:style-name="P3"><text:span text:style-name="T1">4</text:span>. How often do you drink green tea/coffee?</text:p>
      <text:p text:style-name="P6">Green tea: 3 cups per day <text:s text:c="2"/>Coffee: 2 cups per day</text:p>
      <text:p text:style-name="P6"/>
      <text:p text:style-name="P3"><text:span text:style-name="T1">5</text:span>. <text:span text:style-name="T1">Any tea-related story?</text:span></text:p>
      <text:p text:style-name="P6"><text:span text:style-name="T3">a) </text:span>Same thought as her mother (b)</text:p>
      <text:p text:style-name="P8">b) Water is important. Even though tea leaf is good, bad water completely differs the taste of tea. Shizuoka (my hometown) has good water coming from mountains which include Mt. Fuji and locate in the north.</text:p>
      <text:p text:style-name="P8"><text:soft-page-break/>c) <text:span text:style-name="T4">Catechin, a chemical component contained in green tea, prevents one from getting flu. So, she makes sure that everyone in her family to gargle with green tea when they come back home.</text:span></text:p>
      <text:p text:style-name="P8"/>
      <text:p text:style-name="P8">・<text:span text:style-name="T4">Me(20s)</text:span></text:p>
      <text:p text:style-name="P4"><text:span text:style-name="T1">1</text:span>. When you have a guest, what would you serve?</text:p>
      <text:p text:style-name="P9">Cold green tea or Oolong tea</text:p>
      <text:p text:style-name="P9"/>
      <text:p text:style-name="P4"><text:span text:style-name="T1">3</text:span>. Is there any other way to use tea leaf than brewing?</text:p>
      <text:p text:style-name="P11">Eat brewed tea leaves with Ponzu sauce, which is soy sauce with vinegar. You can taste the sourness of the sauce after the bitterness of tea leaves. One of my favorite snack. </text:p>
      <text:p text:style-name="P4"/>
      <text:p text:style-name="P4"><text:span text:style-name="T1">4</text:span>. How often do you drink green tea/coffee?</text:p>
      <text:p text:style-name="P7"><text:span text:style-name="T4">Cold g</text:span>reen tea: <text:span text:style-name="T4">1 bottle</text:span> per day <text:s text:c="2"/>Coffee: 2 cups per day</text:p>
      <text:p text:style-name="P9">Hot green tea: 1 cup per week</text:p>
      <text:p text:style-name="P9"/>
      <text:p text:style-name="P4"><text:span text:style-name="T1">5</text:span>. <text:span text:style-name="T1">Any tea-related s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20:02:30.457724816</meta:creation-date>
    <dc:date>2017-04-27T22:23:04.994446428</dc:date>
    <meta:editing-duration>PT55M56S</meta:editing-duration>
    <meta:editing-cycles>4</meta:editing-cycles>
    <meta:generator>LibreOffice/5.1.6.2$Linux_X86_64 LibreOffice_project/10m0$Build-2</meta:generator>
    <meta:document-statistic meta:table-count="0" meta:image-count="0" meta:object-count="0" meta:page-count="2" meta:paragraph-count="40" meta:word-count="471" meta:character-count="2619" meta:non-whitespace-character-count="2183"/>
  </office:meta>
</office:document-meta>
</file>